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 style:list-style-name="L235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 style:list-style-name="L234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2" style:family="paragraph" style:parent-style-name="Standard" style:list-style-name="L235">
      <style:text-properties style:font-name="Arial" fo:font-size="13pt" style:font-name-asian="Arimo" style:font-size-asian="13pt" style:font-size-complex="13pt"/>
    </style:style>
    <style:style style:name="P23" style:family="paragraph" style:parent-style-name="Table_20_Contents">
      <style:text-properties style:font-name="ＭＳ Ｐゴシック" style:font-name-asian="ＭＳ Ｐゴシック"/>
    </style:style>
    <style:style style:name="P2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style:font-style-asian="normal" style:font-weight-asian="normal"/>
    </style:style>
    <style:style style:name="T7" style:family="text">
      <style:text-properties fo:font-style="normal" fo:font-weight="normal"/>
    </style:style>
    <style:style style:name="T8" style:family="text">
      <style:text-properties style:font-name="Arial" fo:font-size="12pt" style:font-name-asian="Arial" style:font-size-asian="12pt" style:font-size-complex="12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6">作業日：01</text:span><text:span text:style-name="T7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3974852186799283253" text:style-name="L1">
              <text:list-item>
                <text:p text:style-name="P25">大邦興業。２人。どちらも日本人。</text:p>
              </text:list-item>
              <text:list-item>
                <text:p text:style-name="P25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5">もう一人は、メガネあり。色付き。上着は、紫色っぽかったか。赤紫。優しそうな人だ。</text:p>
              </text:list-item>
              <text:list-item>
                <text:p text:style-name="P25">どちらも、６０前後か。背は１７０前後。ホースの人の方が、やや高いか。</text:p>
              </text:list-item>
              <text:list-item>
                <text:p text:style-name="P25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3625008667436098651" text:style-name="L2">
              <text:list-item>
                <text:p text:style-name="P26">加崎建設。バイブ２人。</text:p>
              </text:list-item>
              <text:list-item>
                <text:p text:style-name="P26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6017486233971454013" text:style-name="L3">
              <text:list-item>
                <text:p text:style-name="P27">石井電工。前回と同じ人。がたい、良し。あごひげあり。</text:p>
              </text:list-item>
              <text:list-item>
                <text:p text:style-name="P27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1492207579529087532" text:style-name="L4">
              <text:list-item>
                <text:p text:style-name="P28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1081608790299822021" text:style-name="L5">
              <text:list-item>
                <text:p text:style-name="P29">３人。若い人、２人。５０前後か、親方さんらしき人、１人。</text:p>
              </text:list-item>
              <text:list-item>
                <text:p text:style-name="P29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2336766544636212771" text:style-name="L6">
              <text:list-item>
                <text:p text:style-name="P30">小木建設工業。一人。若い人。確か、前回と同じ。</text:p>
              </text:list-item>
              <text:list-item>
                <text:p text:style-name="P30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2624450193820236524" text:style-name="L7">
              <text:list-item>
                <text:p text:style-name="P31">前回と同じ。４０ぐらいの人。そして、３０前か、若い人。</text:p>
              </text:list-item>
              <text:list-item>
                <text:p text:style-name="P31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670625347606546777" text:style-name="L8">
              <text:list-item>
                <text:p text:style-name="P32">鈴木さん。寝坊したとのことで、朝の連絡時、朝礼の挨拶を依頼される。</text:p>
              </text:list-item>
              <text:list-item>
                <text:p text:style-name="P32">「元請の新年会がある」とのことで、２時過ぎには現場を出るとのこと。</text:p>
              </text:list-item>
              <text:list-item>
                <text:p text:style-name="P32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2365402028076153520" text:style-name="L9">
              <text:list-item>
                <text:p text:style-name="P33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6020268582234654302" text:style-name="L10">
              <text:list-item>
                <text:p text:style-name="P34">階段から。柱を何本か入れて、隅のエレベーター区画。</text:p>
              </text:list-item>
              <text:list-item>
                <text:p text:style-name="P34">続けて、柱、壁。部屋と部屋の間の壁、「内壁」と呼ぶのか、は、スラブ下いっぱいまで入れる。</text:p>
              </text:list-item>
              <text:list-item>
                <text:p text:style-name="P34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4207605835708018722" text:style-name="L11">
              <text:list-item>
                <text:p text:style-name="P35">とげ抜き地蔵、再び訪れる。線香を買う。１束１００円、税込。</text:p>
              </text:list-item>
              <text:list-item>
                <text:p text:style-name="P35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5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1717701369312287828" text:style-name="L12">
              <text:list-item>
                <text:p text:style-name="P36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6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6">白い建物。壁の表面は、化粧板なのか、凸凹を入れてある。</text:p>
                  </text:list-item>
                  <text:list-item>
                    <text:p text:style-name="P36">表札有り。「滝野川　栗原」、だったか。「河原」だったかも知れない。</text:p>
                  </text:list-item>
                  <text:list-item>
                    <text:p text:style-name="P36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6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5707164545445432949" text:style-name="L13">
              <text:list-item>
                <text:p text:style-name="P37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8583043787861155993" text:style-name="L14">
              <text:list-item>
                <text:p text:style-name="P38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5102111619702798496" text:style-name="L15">
              <text:list-item>
                <text:p text:style-name="P39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9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6901074494768314659" text:style-name="L16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8054570993441989153" text:style-name="L17">
              <text:list-item>
                <text:p text:style-name="P41">年配の人。白髪あり。コン打ちをよく分かっているように見受けた。</text:p>
              </text:list-item>
              <text:list-item>
                <text:p text:style-name="P41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3155932621198409917" text:style-name="L18">
              <text:list-item>
                <text:p text:style-name="P42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7199223931000414362" text:style-name="L19">
              <text:list-item>
                <text:p text:style-name="P43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1721768861169317549" text:style-name="L20">
              <text:list-item>
                <text:p text:style-name="P44">２名。一人は、鼻の付け根（目尻の傍の）が、凹んでいる。</text:p>
              </text:list-item>
              <text:list-item>
                <text:p text:style-name="P44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6890071417313764907" text:style-name="L21">
              <text:list-item>
                <text:p text:style-name="P45">メガネあり。前歯、上の、が出っ張っている。笑みをいつも作っている。</text:p>
              </text:list-item>
              <text:list-item>
                <text:p text:style-name="P45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1383199325011503667" text:style-name="L22">
              <text:list-item>
                <text:p text:style-name="P46">佐藤工業、古川さん。夕方５時５０分ぐらいか、電話する。</text:p>
              </text:list-item>
              <text:list-item>
                <text:p text:style-name="P46">当日の打設場所。スラブには、スリーブはない。壁のみ。（ｆ１）</text:p>
              </text:list-item>
              <text:list-item>
                <text:p text:style-name="P46">そのため、壁・柱を打ち終われば、本来、設備側としての相番の作業は、完了。（ｆ２）</text:p>
              </text:list-item>
              <text:list-item>
                <text:p text:style-name="P46">ｆ２に根拠を置くと、本来、相番作業は、その日について言えば、残業は発生しない。（ｃ１）</text:p>
              </text:list-item>
              <text:list-item>
                <text:p text:style-name="P46">ｃ１によれば、残業代を支払う義務は、発注側には、発生しない。（ｃ２）</text:p>
              </text:list-item>
              <text:list-item>
                <text:p text:style-name="P46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326813650944547852" text:style-name="L23">
              <text:list-item>
                <text:p text:style-name="P47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2251107786373167230" text:style-name="L24">
              <text:list-item>
                <text:p text:style-name="P48">柱、壁　=&gt;　パラペット。３区画に分かれている。奥の２区画を先に、この順序で。</text:p>
              </text:list-item>
              <text:list-item>
                <text:p text:style-name="P48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8568517217535024738" text:style-name="L25">
              <text:list-item>
                <text:p text:style-name="P49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6097317398787156987" text:style-name="L26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7727041663608445457" text:style-name="L27">
              <text:list-item>
                <text:p text:style-name="P51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4012083985794363024" text:style-name="L28">
              <text:list-item>
                <text:p text:style-name="P52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5917542128331483511" text:style-name="L29">
              <text:list-item>
                <text:p text:style-name="P53">「FUJITA」。２人。１人は、ベトナムか。</text:p>
              </text:list-item>
              <text:list-item>
                <text:p text:style-name="P53">ベトナム人らしき人。若く見える。顔の輪郭は、細長。</text:p>
                <text:list>
                  <text:list-item>
                    <text:p text:style-name="P53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3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6323870642324663511" text:style-name="L30">
              <text:list-item>
                <text:p text:style-name="P54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4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4895692202000587764" text:style-name="L31">
              <text:list-item>
                <text:p text:style-name="P55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5"><text:soft-page-break/>相番は、気が楽。ボイド設置よりも。それで、相番に結構入っている、ここのところ。</text:p>
              </text:list-item>
              <text:list-item>
                <text:p text:style-name="P55">ボイド付けの仕事には、ベビーサンダーも持参している。現場にないことがあるから。</text:p>
              </text:list-item>
              <text:list-item>
                <text:p text:style-name="P55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4049377642759492781" text:style-name="L32">
              <text:list-item>
                <text:p text:style-name="P56">年配の人。結婚指輪を嵌めている。猫背。体格は、上半身ががっちりしている。</text:p>
              </text:list-item>
              <text:list-item>
                <text:p text:style-name="P56">朝、ゲートを開けていた。近寄ると、「どちらさん？」と詰問してくる。</text:p>
              </text:list-item>
              <text:list-item>
                <text:p text:style-name="P56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1885920780323966253" text:style-name="L33">
              <text:list-item>
                <text:p text:style-name="P57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2084889371503270534" text:style-name="L34">
              <text:list-item>
                <text:p text:style-name="P58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8830618866212534165" text:style-name="L35">
              <text:list-item>
                <text:p text:style-name="P59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4335392178701112277" text:style-name="L36">
              <text:list-item>
                <text:p text:style-name="P60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1276825106292620403" text:style-name="L37">
              <text:list-item>
                <text:p text:style-name="P61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5007296354760740281" text:style-name="L38">
              <text:list-item>
                <text:p text:style-name="P62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766880746228480640" text:style-name="L39">
              <text:list-item>
                <text:p text:style-name="P63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2085793260467987698" text:style-name="L40">
              <text:list-item>
                <text:p text:style-name="P64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1693475136626669140" text:style-name="L41">
              <text:list-item>
                <text:p text:style-name="P6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2767053934498896653" text:style-name="L42">
              <text:list-item>
                <text:p text:style-name="P66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6793669407119525553" text:style-name="L43">
              <text:list-item>
                <text:p text:style-name="P67">「貢石」（こうせき）。２人。１人はベトナム人。</text:p>
              </text:list-item>
              <text:list-item>
                <text:p text:style-name="P67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7275936987773975248" text:style-name="L44">
              <text:list-item>
                <text:p text:style-name="P68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5248135075264915254" text:style-name="L45">
              <text:list-item>
                <text:p text:style-name="P69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2817418805761914242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3764299707301113324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6486685775406315243" text:style-name="L48">
              <text:list-item>
                <text:p text:style-name="P72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4218836390032713220" text:style-name="L49">
              <text:list-item>
                <text:p text:style-name="P73">前回と同じく、ガタイのいい男性の人。</text:p>
              </text:list-item>
              <text:list-item>
                <text:p text:style-name="P73">副所長の肩書きの人だったか、「村中」さんとかいう人、打設エリアに、</text:p>
              </text:list-item>
              <text:list-item>
                <text:p text:style-name="P73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2631224627020001418" text:style-name="L50">
              <text:list-item>
                <text:p text:style-name="P74">キャリアテックの人が来ている。名前は、思い出せない。年配の人。５０半ばか。目が細い。薄目。</text:p>
              </text:list-item>
              <text:list-item>
                <text:p text:style-name="P74">作業の終了が、予定よりも遅くなる。早ければ１２時すぎの予定。実際は<text:soft-page-break/>４時近く。</text:p>
              </text:list-item>
              <text:list-item>
                <text:p text:style-name="P74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4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6095136285370793656" text:style-name="L51">
              <text:list-item>
                <text:p text:style-name="P75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8269471250872516889" text:style-name="L52">
              <text:list-item>
                <text:p text:style-name="P76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682799616690519462" text:style-name="L53">
              <text:list-item>
                <text:p text:style-name="P77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130790625193095832" text:style-name="L54">
              <text:list-item>
                <text:p text:style-name="P78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9057625794004081276" text:style-name="L55">
              <text:list-item>
                <text:p text:style-name="P79">ポンプ屋さん。２人。２人は、定員ではないか。３人の時もある。貢石に限らず。</text:p>
                <text:list>
                  <text:list-item>
                    <text:p text:style-name="P79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9">２人は、人員の数として、少ないか。配管の調節の作業のとき、作業に手を貸してもいいかも知れない。</text:p>
                  </text:list-item>
                  <text:list-item>
                    <text:p text:style-name="P79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796413656194485119" text:style-name="L56">
              <text:list-item>
                <text:p text:style-name="P80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4336768759075334972" text:style-name="L57">
              <text:list-item>
                <text:p text:style-name="P81">３人。親方さんは日本人。顔は、浅黒い。やや、どす黒い気味、あり。腹は出ている。１７２ぐらいか</text:p>
                <text:list>
                  <text:list-item>
                    <text:p text:style-name="P81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1606781286119838309" text:style-name="L58">
              <text:list-item>
                <text:p text:style-name="P82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2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4189616563255814395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4668992575730588787" text:style-name="L60">
              <text:list-item>
                <text:p text:style-name="P84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5410172035372579528" text:style-name="L61">
              <text:list-item>
                <text:p text:style-name="P85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7233140552323667832" text:style-name="L62">
              <text:list-item>
                <text:p text:style-name="P86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4795526040196889022" text:style-name="L63">
              <text:list-item>
                <text:p text:style-name="P87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6295936627412000853" text:style-name="L64">
              <text:list-item>
                <text:p text:style-name="P88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6729676035818225321" text:style-name="L65">
              <text:list-item>
                <text:p text:style-name="P89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4720598283448401882" text:style-name="L66">
              <text:list-item>
                <text:p text:style-name="P90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5929503275166134588" text:style-name="L67">
              <text:list-item>
                <text:p text:style-name="P91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5073950822602415358" text:style-name="L68">
              <text:list-item>
                <text:p text:style-name="P92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6306802125811031884" text:style-name="L69">
              <text:list-item>
                <text:p text:style-name="P93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1950275761103089524" text:style-name="L70">
              <text:list-item>
                <text:p text:style-name="P94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5591526545124513431" text:style-name="L71">
              <text:list-item>
                <text:p text:style-name="P95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1100675143039154366" text:style-name="L72">
              <text:list-item>
                <text:p text:style-name="P96">親方さん。１７５ぐらい。ガタイがでかい。</text:p>
              </text:list-item>
              <text:list-item>
                <text:p text:style-name="P96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6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6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4272825548170256773" text:style-name="L73">
              <text:list-item>
                <text:p text:style-name="P97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7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3499797286123885157" text:style-name="L74">
              <text:list-item>
                <text:p text:style-name="P98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1971459479056774545" text:style-name="L75">
              <text:list-item>
                <text:p text:style-name="P99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7467607533770792306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4882668039505409476" text:style-name="L77">
              <text:list-item>
                <text:p text:style-name="P101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370236208874619055" text:style-name="L78">
              <text:list-item>
                <text:p text:style-name="P102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5144719501928556404" text:style-name="L79">
              <text:list-item>
                <text:p text:style-name="P103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1128502993992457321" text:style-name="L80">
              <text:list-item>
                <text:p text:style-name="P104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6000280000037182105" text:style-name="L81">
              <text:list-item>
                <text:p text:style-name="P105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8244465891010869720" text:style-name="L82">
              <text:list-item>
                <text:p text:style-name="P106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7854123507840072049" text:style-name="L83">
              <text:list-item>
                <text:p text:style-name="P107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8993737345881366003" text:style-name="L84">
              <text:list-item>
                <text:p text:style-name="P108">上記のとおり、扶桑のうりざねの人に、朝、経路を教えてもらった。</text:p>
                <text:list>
                  <text:list-item>
                    <text:p text:style-name="P108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8">テンガイさんか、５時になった頃、打設現場に来てくれる。残業は、ご自分がされる、とのこと。お礼を伝える。</text:p>
                <text:list>
                  <text:list-item>
                    <text:p text:style-name="P108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6391953811178591729" text:style-name="L85">
              <text:list-item>
                <text:p text:style-name="P109">「貢石」（こうせき）。３人。１人はベトナム人。</text:p>
              </text:list-item>
              <text:list-item>
                <text:p text:style-name="P109">日本人の人：２人。一人は、１７５ぐらい。痩せ身。顔の輪郭は、細長。</text:p>
              </text:list-item>
              <text:list-item>
                <text:p text:style-name="P109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546120975744165144" text:style-name="L86">
              <text:list-item>
                <text:p text:style-name="P110">松原組の人たち。前回、バイブを担当していた一人。親方さんではなく。顔の肌が浅黒い人。</text:p>
                <text:list>
                  <text:list-item>
                    <text:p text:style-name="P110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0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152045550878023927" text:style-name="L87">
              <text:list-item>
                <text:p text:style-name="P111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8678040482463959460" text:style-name="L88">
              <text:list-item>
                <text:p text:style-name="P112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3563230983803069319" text:style-name="L89">
              <text:list-item>
                <text:p text:style-name="P113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1927339576088564291" text:style-name="L90">
              <text:list-item>
                <text:p text:style-name="P114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5317030906487243773" text:style-name="L91">
              <text:list-item>
                <text:p text:style-name="P115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7488292616507870608" text:style-name="L92">
              <text:list-item>
                <text:p text:style-name="P116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1766738695887121412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2752201121357387511" text:style-name="L94">
              <text:list-item>
                <text:p text:style-name="P118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8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3027864542378328497" text:style-name="L95">
              <text:list-item>
                <text:p text:style-name="P119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3468226010356816157" text:style-name="L96">
              <text:list-item>
                <text:p text:style-name="P120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5960003991519296749" text:style-name="L97">
              <text:list-item>
                <text:p text:style-name="P121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5568950278869322351" text:style-name="L98">
              <text:list-item>
                <text:p text:style-name="P122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6349801858771894158" text:style-name="L99">
              <text:list-item>
                <text:p text:style-name="P123">那須産業。２人。一人は、３０半ば、若く見える。１７５ぐらい。顔が、色白い。</text:p>
              </text:list-item>
              <text:list-item>
                <text:p text:style-name="P123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5916329976789441994" text:style-name="L100">
              <text:list-item>
                <text:p text:style-name="P124">今西建設。バイブの人、一人は、ベトナムの人。若い。後半、サングラスを着ける。</text:p>
              </text:list-item>
              <text:list-item>
                <text:p text:style-name="P124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799078087050987347" text:style-name="L101">
              <text:list-item>
                <text:p text:style-name="P125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6034731125249361922" text:style-name="L102">
              <text:list-item>
                <text:p text:style-name="P126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2671856122531966203" text:style-name="L103">
              <text:list-item>
                <text:p text:style-name="P127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1850548721045287418" text:style-name="L104">
              <text:list-item>
                <text:p text:style-name="P128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1433695353237500564" text:style-name="L105">
              <text:list-item>
                <text:p text:style-name="P129">打設現場を担当した人。４０半ばか。メガネあり。１７０弱か。いくぶん、太め。</text:p>
              </text:list-item>
              <text:list-item>
                <text:p text:style-name="P129">所長さんか、朝礼時、打設の周知会を主宰。「いいコンクリを打ちましょう」</text:p>
              </text:list-item>
              <text:list-item>
                <text:p text:style-name="P129">３人目の人。６０半ばか。清水で働いていたとのこと。</text:p>
                <text:list>
                  <text:list-item>
                    <text:p text:style-name="P129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4427150102580043" text:style-name="L106">
              <text:list-item>
                <text:p text:style-name="P130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6893008963545638208" text:style-name="L107">
              <text:list-item>
                <text:p text:style-name="P131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5626816956759998784" text:style-name="L108">
              <text:list-item>
                <text:p text:style-name="P132">３階、立ち上がり。</text:p>
              </text:list-item>
              <text:list-item>
                <text:p text:style-name="P132">まず、柱だったか。１本か２本。</text:p>
              </text:list-item>
              <text:list-item>
                <text:p text:style-name="P132">次に、階段。踊り場まで。それから、柱など、だったか。</text:p>
              </text:list-item>
              <text:list-item>
                <text:p text:style-name="P132">通りに面した側の手すり。最後。スラブを全て上げてから。コンクリのホースは、タワーから吊り下げる。</text:p>
              </text:list-item>
              <text:list-item>
                <text:p text:style-name="P132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8105828855273027432" text:style-name="L109">
              <text:list-item>
                <text:p text:style-name="P133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4022012325945001617" text:style-name="L110">
              <text:list-item>
                <text:p text:style-name="P134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3162734210209945209" text:style-name="L111">
              <text:list-item>
                <text:p text:style-name="P135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1989544947913247424" text:style-name="L112">
              <text:list-item>
                <text:p text:style-name="P136">上記のとおり、朝、金子工業所の担当の人、新規の用紙を、用意してくれた。</text:p>
              </text:list-item>
              <text:list-item>
                <text:p text:style-name="P136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6407815146092368314" text:style-name="L113">
              <text:list-item>
                <text:p text:style-name="P137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3374357033263370215" text:style-name="L114">
              <text:list-item>
                <text:p text:style-name="P138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8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184420573623570378" text:style-name="L115">
              <text:list-item>
                <text:p text:style-name="P139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4997443746656481668" text:style-name="L116">
              <text:list-item>
                <text:p text:style-name="P140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4688685115433721963" text:style-name="L117">
              <text:list-item>
                <text:p text:style-name="P141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6701226247800262564" text:style-name="L118">
              <text:list-item>
                <text:p text:style-name="P142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7472626458532585544" text:style-name="L119">
              <text:list-item>
                <text:p text:style-name="P143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3008393037409104246" text:style-name="L120">
              <text:list-item>
                <text:p text:style-name="P144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666875533638329433" text:style-name="L121">
              <text:list-item>
                <text:p text:style-name="P145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3558785778042268593" text:style-name="L122">
              <text:list-item>
                <text:p text:style-name="P146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2796611641573258892" text:style-name="L123">
              <text:list-item>
                <text:p text:style-name="P147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1043349043146689123" text:style-name="L124">
              <text:list-item>
                <text:p text:style-name="P14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4052826170115693842" text:style-name="L125">
              <text:list-item>
                <text:p text:style-name="P149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8419376006775975774" text:style-name="L126">
              <text:list-item>
                <text:p text:style-name="P150">終了後、森さんに連絡。詰所に来てくれる。</text:p>
              </text:list-item>
              <text:list-item>
                <text:p text:style-name="P150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6552888305199296138" text:style-name="L127">
              <text:list-item>
                <text:p text:style-name="P151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51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5591807211366184854" text:style-name="L128">
              <text:list-item>
                <text:p text:style-name="P152">９時過ぎか</text:p>
              </text:list-item>
              <text:list-item>
                <text:p text:style-name="P152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3500250562538920487" text:style-name="L129">
              <text:list-item>
                <text:p text:style-name="P153">西湘工業。３人。午後からだったか、４人。</text:p>
              </text:list-item>
              <text:list-item>
                <text:p text:style-name="P153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53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4084889740211302722" text:style-name="L130">
              <text:list-item>
                <text:p text:style-name="P154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7574267219414365261" text:style-name="L131">
              <text:list-item>
                <text:p text:style-name="P155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971741336217910194" text:style-name="L132">
              <text:list-item>
                <text:p text:style-name="P156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5272614688327025026" text:style-name="L133">
              <text:list-item>
                <text:p text:style-name="P157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799011082576894057" text:style-name="L134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8166624082112253023" text:style-name="L135">
              <text:list-item>
                <text:p text:style-name="P159">３人。</text:p>
              </text:list-item>
              <text:list-item>
                <text:p text:style-name="P159"><text:soft-page-break/>所長さん。（P1)</text:p>
              </text:list-item>
              <text:list-item>
                <text:p text:style-name="P159">４０ぐらいの人。体は痩せている。鼻の形、鉤鼻。立ち上がりの区画に入って、打設の完遂を確認する役。（P２）</text:p>
              </text:list-item>
              <text:list-item>
                <text:p text:style-name="P159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3096335871052929964" text:style-name="L136">
              <text:list-item>
                <text:p text:style-name="P160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60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60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407194860817159830" text:style-name="L137">
              <text:list-item>
                <text:p text:style-name="P16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4574679963651872295" text:style-name="L138">
              <text:list-item>
                <text:p text:style-name="P162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2626822846090426275" text:style-name="L139">
              <text:list-item>
                <text:p text:style-name="P163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1516873451602993733" text:style-name="L140">
              <text:list-item>
                <text:p text:style-name="P164">富士山が見える。大きい。</text:p>
              </text:list-item>
              <text:list-item>
                <text:p text:style-name="P164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1268574870157312739" text:style-name="L141">
              <text:list-item>
                <text:p text:style-name="P165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459139677787473140" text:style-name="L142">
              <text:list-item>
                <text:p text:style-name="P166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8126715609285517134" text:style-name="L143">
              <text:list-item>
                <text:p text:style-name="P167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/>
      <text:p text:style-name="P12"/>
      <text:p text:style-name="P2">---------------------------------------------------------------</text:p>
      <text:p text:style-name="P4"><text:soft-page-break/>[XXX] 20200325_134803</text:p>
      <text:p text:style-name="P13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>アーデル平塚新築工事</text:p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>晴れ</text:p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>平塚駅</text:p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1911366144898176687" text:style-name="L144">
              <text:list-item>
                <text:p text:style-name="P168">開始　９時半過ぎ？</text:p>
              </text:list-item>
              <text:list-item>
                <text:p text:style-name="P168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1233160197360273243" text:style-name="L145">
              <text:list-item>
                <text:p text:style-name="P169">SHIMAZU</text:p>
              </text:list-item>
              <text:list-item>
                <text:p text:style-name="P169">３人。ホース担当は、口ひげあり。表情は硬い。５０前後か。皆、日本人。</text:p>
              </text:list-item>
              <text:list-item>
                <text:p text:style-name="P169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6821623494836048977" text:style-name="L146">
              <text:list-item>
                <text:p text:style-name="P170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7775359779578473206" text:style-name="L147">
              <text:list-item>
                <text:p text:style-name="P171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9168104804809003486" text:style-name="L148">
              <text:list-item>
                <text:p text:style-name="P172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2972082043476929352" text:style-name="L149">
              <text:list-item>
                <text:p text:style-name="P173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1806382964803539040" text:style-name="L150">
              <text:list-item>
                <text:p text:style-name="P174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2381873623710426503" text:style-name="L151">
              <text:list-item>
                <text:p text:style-name="P175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2777098426496830384" text:style-name="L152">
              <text:list-item>
                <text:p text:style-name="P176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1625194396943225556" text:style-name="L153">
              <text:list-item>
                <text:p text:style-name="P177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7409106394504477191" text:style-name="L154">
              <text:list-item>
                <text:p text:style-name="P178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出来事、見聞</text:p>
          </table:table-cell>
          <table:table-cell table:style-name="表11.C2" office:value-type="string">
            <text:list xml:id="list4440300569707754170" text:style-name="L155">
              <text:list-item>
                <text:p text:style-name="P179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7955780495295289079" text:style-name="L156">
              <text:list-item>
                <text:p text:style-name="P180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1203193369163101102" text:style-name="L157">
              <text:list-item>
                <text:p text:style-name="P181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9081208394131403159" text:style-name="L158">
              <text:list-item>
                <text:p text:style-name="P182">中根氏。日報のサイン、引き受けてもらった。</text:p>
              </text:list-item>
              <text:list-item>
                <text:p text:style-name="P182">電気担当の人。秋山さん。朝礼の後、設備の人に、引き合わせてくれた。</text:p>
                <text:list>
                  <text:list-item>
                    <text:p text:style-name="P182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82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2885987609787350375" text:style-name="L159">
              <text:list-item>
                <text:p text:style-name="P183">ロングスパンの、扉の開閉時。格子の間に指を挟む危険、変わりなくあり。</text:p>
              </text:list-item>
              <text:list-item>
                <text:p text:style-name="P183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3"/>
      <text:p text:style-name="P4">[/ XXXX] 20200325_140818</text:p>
      <text:p text:style-name="P13"/>
      <text:p text:style-name="P8"/>
      <text:p text:style-name="P2">---------------------------------------------------------------</text:p>
      <text:p text:style-name="P4">[XXX] 20200329_171641</text:p>
      <text:p text:style-name="P13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9">1</text:p>
          </table:table-cell>
          <table:table-cell table:style-name="表12.B1" office:value-type="string">
            <text:p text:style-name="P9">現場</text:p>
          </table:table-cell>
          <table:table-cell table:style-name="表12.C1" office:value-type="string">
            <text:p text:style-name="P10">豊島区高田１丁目計画</text:p>
          </table:table-cell>
        </table:table-row>
        <table:table-row>
          <table:table-cell table:style-name="表12.A2" office:value-type="float" office:value="2">
            <text:p text:style-name="P9">2</text:p>
          </table:table-cell>
          <table:table-cell table:style-name="表12.B2" office:value-type="string">
            <text:p text:style-name="P9">天気</text:p>
          </table:table-cell>
          <table:table-cell table:style-name="表12.C2" office:value-type="string">
            <text:p text:style-name="P10">晴れ</text:p>
          </table:table-cell>
        </table:table-row>
        <table:table-row>
          <table:table-cell table:style-name="表12.A2" office:value-type="float" office:value="3">
            <text:p text:style-name="P9">3</text:p>
          </table:table-cell>
          <table:table-cell table:style-name="表12.B2" office:value-type="string">
            <text:p text:style-name="P9">最寄り</text:p>
          </table:table-cell>
          <table:table-cell table:style-name="表12.C2" office:value-type="string">
            <text:p text:style-name="P10">早稲田駅（東西線）</text:p>
          </table:table-cell>
        </table:table-row>
        <table:table-row>
          <table:table-cell table:style-name="表12.B2" office:value-type="string">
            <text:p text:style-name="P9">3-2</text:p>
            <text:p text:style-name="P9"/>
          </table:table-cell>
          <table:table-cell table:style-name="表12.B2" office:value-type="string">
            <text:p text:style-name="P10">開始／終了時刻</text:p>
          </table:table-cell>
          <table:table-cell table:style-name="表12.C2" office:value-type="string">
            <text:list xml:id="list1525941512266912371" text:style-name="L160">
              <text:list-item>
                <text:p text:style-name="P184">開始　：　９時半ぐらい</text:p>
              </text:list-item>
              <text:list-item>
                <text:p text:style-name="P184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9">4</text:p>
          </table:table-cell>
          <table:table-cell table:style-name="表12.B2" office:value-type="string">
            <text:p text:style-name="P9">他職：ポンプ</text:p>
          </table:table-cell>
          <table:table-cell table:style-name="表12.C2" office:value-type="string">
            <text:list xml:id="list5368317754432818079" text:style-name="L161">
              <text:list-item>
                <text:p text:style-name="P185">洋輔圧送</text:p>
              </text:list-item>
              <text:list-item>
                <text:p text:style-name="P185">３人。共に、４０前半か。</text:p>
              </text:list-item>
              <text:list-item>
                <text:p text:style-name="P185"><text:soft-page-break/>ホース口担当の人。髪の毛が、縮れている。</text:p>
              </text:list-item>
              <text:list-item>
                <text:p text:style-name="P185">ホースの引き回し担当の人。丸顔。よく笑顔になる。目尻に、シワが４・５本浮き出る、笑うとき。</text:p>
              </text:list-item>
              <text:list-item>
                <text:p text:style-name="P185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9">5</text:p>
          </table:table-cell>
          <table:table-cell table:style-name="表12.B2" office:value-type="string">
            <text:p text:style-name="P9">他職：土工さん</text:p>
          </table:table-cell>
          <table:table-cell table:style-name="表12.C2" office:value-type="string">
            <text:list xml:id="list3690151805194849782" text:style-name="L162">
              <text:list-item>
                <text:p text:style-name="P186">石渡工務店</text:p>
              </text:list-item>
              <text:list-item>
                <text:p text:style-name="P186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9">6</text:p>
          </table:table-cell>
          <table:table-cell table:style-name="表12.B2" office:value-type="string">
            <text:p text:style-name="P9">他職：電気屋さんの相番の人</text:p>
          </table:table-cell>
          <table:table-cell table:style-name="表12.C2" office:value-type="string">
            <text:list xml:id="list7597552792498923337" text:style-name="L163">
              <text:list-item>
                <text:p text:style-name="P187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9">6--2</text:p>
          </table:table-cell>
          <table:table-cell table:style-name="表12.B2" office:value-type="string">
            <text:p text:style-name="P9">他職：<text:span text:style-name="T2">警備</text:span></text:p>
          </table:table-cell>
          <table:table-cell table:style-name="表12.C2" office:value-type="string">
            <text:list xml:id="list3803337146934717726" text:style-name="L164">
              <text:list-item>
                <text:p text:style-name="P188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土間屋さん</text:span></text:p>
          </table:table-cell>
          <table:table-cell table:style-name="表12.C2" office:value-type="string">
            <text:list xml:id="list9128928206236570011" text:style-name="L165">
              <text:list-item>
                <text:p text:style-name="P189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大工さん</text:span></text:p>
          </table:table-cell>
          <table:table-cell table:style-name="表12.C2" office:value-type="string">
            <text:list xml:id="list311428188821018969" text:style-name="L166">
              <text:list-item>
                <text:p text:style-name="P190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9">7</text:p>
          </table:table-cell>
          <table:table-cell table:style-name="表12.B2" office:value-type="string">
            <text:p text:style-name="P9">監督さん</text:p>
          </table:table-cell>
          <table:table-cell table:style-name="表12.C2" office:value-type="string">
            <text:list xml:id="list9024084834807403312" text:style-name="L167">
              <text:list-item>
                <text:p text:style-name="P191">１人。年配の人。６０半ばか。</text:p>
              </text:list-item>
              <text:list-item>
                <text:p text:style-name="P191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9">8</text:p>
          </table:table-cell>
          <table:table-cell table:style-name="表12.B2" office:value-type="string">
            <text:p text:style-name="P9">発注者の方</text:p>
          </table:table-cell>
          <table:table-cell table:style-name="表12.C2" office:value-type="string">
            <text:list xml:id="list6909121812001201239" text:style-name="L168">
              <text:list-item>
                <text:p text:style-name="P192">佐藤工業、あいはら様。電話の応対、丁寧にしてくださる。</text:p>
              </text:list-item>
              <text:list-item>
                <text:p text:style-name="P192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東和からの同僚</text:p>
          </table:table-cell>
          <table:table-cell table:style-name="表12.C2" office:value-type="string">
            <text:list xml:id="list5117204891980565572" text:style-name="L169">
              <text:list-item>
                <text:p text:style-name="P193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9">9</text:p>
          </table:table-cell>
          <table:table-cell table:style-name="表12.B2" office:value-type="string">
            <text:p text:style-name="P9">現場見取り図</text:p>
          </table:table-cell>
          <table:table-cell table:style-name="表12.C2" office:value-type="string">
            <text:p text:style-name="P9"/>
          </table:table-cell>
        </table:table-row>
        <table:table-row>
          <table:table-cell table:style-name="表12.A2" office:value-type="float" office:value="10">
            <text:p text:style-name="P9">10</text:p>
          </table:table-cell>
          <table:table-cell table:style-name="表12.B2" office:value-type="string">
            <text:p text:style-name="P10">段取り</text:p>
          </table:table-cell>
          <table:table-cell table:style-name="表12.C2" office:value-type="string">
            <text:list xml:id="list6175407775213590538" text:style-name="L170">
              <text:list-item>
                <text:p text:style-name="P194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行き帰りでの出来事、見聞</text:p>
          </table:table-cell>
          <table:table-cell table:style-name="表12.C2" office:value-type="string">
            <text:list xml:id="list2467367057438590084" text:style-name="L171">
              <text:list-item>
                <text:p text:style-name="P195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周囲の事物</text:p>
          </table:table-cell>
          <table:table-cell table:style-name="表12.C2" office:value-type="string">
            <text:list xml:id="list821081361006858171" text:style-name="L172">
              <text:list-item>
                <text:p text:style-name="P196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9">11</text:p>
          </table:table-cell>
          <table:table-cell table:style-name="表12.B2" office:value-type="string">
            <text:p text:style-name="P10">その他</text:p>
          </table:table-cell>
          <table:table-cell table:style-name="表12.C2" office:value-type="string">
            <text:list xml:id="list5940470364553966786" text:style-name="L173">
              <text:list-item>
                <text:p text:style-name="P197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9">12</text:p>
          </table:table-cell>
          <table:table-cell table:style-name="表12.B2" office:value-type="string">
            <text:p text:style-name="P10">やってもらったこと</text:p>
          </table:table-cell>
          <table:table-cell table:style-name="表12.C2" office:value-type="string">
            <text:list xml:id="list6890579745269903458" text:style-name="L174">
              <text:list-item>
                <text:p text:style-name="P198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危険予知、危険感知</text:p>
          </table:table-cell>
          <table:table-cell table:style-name="表12.C2" office:value-type="string">
            <text:list xml:id="list6216781745164116438" text:style-name="L175">
              <text:list-item>
                <text:p text:style-name="P199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3"/>
      <text:p text:style-name="P4">[/ XXXX] 20200329_173344</text:p>
      <text:p text:style-name="P13"/>
      <text:p text:style-name="P8"/>
      <text:p text:style-name="P13"/>
      <text:p text:style-name="P2">---------------------------------------------------------------</text:p>
      <text:p text:style-name="P4">[XXX] 20200405_080211</text:p>
      <text:p text:style-name="P13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9">現場</text:p>
          </table:table-cell>
          <table:table-cell table:style-name="表14.C1" office:value-type="string">
            <text:p text:style-name="P10">こぶしえん新築工事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9">天気</text:p>
          </table:table-cell>
          <table:table-cell table:style-name="表14.C2" office:value-type="string">
            <text:p text:style-name="P10">晴れ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9">最寄り</text:p>
          </table:table-cell>
          <table:table-cell table:style-name="表14.C2" office:value-type="string">
            <text:p text:style-name="P10">学芸大学</text:p>
          </table:table-cell>
        </table:table-row>
        <table:table-row>
          <table:table-cell table:style-name="表14.B2" office:value-type="string">
            <text:p text:style-name="P9">3-2</text:p>
            <text:p text:style-name="P9"/>
          </table:table-cell>
          <table:table-cell table:style-name="表14.B2" office:value-type="string">
            <text:p text:style-name="P10">開始／終了時刻</text:p>
          </table:table-cell>
          <table:table-cell table:style-name="表14.C2" office:value-type="string">
            <text:list xml:id="list6781019927174753507" text:style-name="L176">
              <text:list-item>
                <text:p text:style-name="P200">開始　９時？</text:p>
              </text:list-item>
              <text:list-item>
                <text:p text:style-name="P200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9">4</text:p>
          </table:table-cell>
          <table:table-cell table:style-name="表14.B2" office:value-type="string">
            <text:p text:style-name="P9">他職：ポンプ</text:p>
          </table:table-cell>
          <table:table-cell table:style-name="表14.C2" office:value-type="string">
            <text:list xml:id="list7175934173152206304" text:style-name="L177">
              <text:list-item>
                <text:p text:style-name="P201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9">5</text:p>
          </table:table-cell>
          <table:table-cell table:style-name="表14.B2" office:value-type="string">
            <text:p text:style-name="P9">他職：土工さん</text:p>
          </table:table-cell>
          <table:table-cell table:style-name="表14.C2" office:value-type="string">
            <text:list xml:id="list3490568825846205815" text:style-name="L178">
              <text:list-item>
                <text:p text:style-name="P202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9">6</text:p>
          </table:table-cell>
          <table:table-cell table:style-name="表14.B2" office:value-type="string">
            <text:p text:style-name="P9">他職：電気屋さんの<text:soft-page-break/>相番の人</text:p>
          </table:table-cell>
          <table:table-cell table:style-name="表14.C2" office:value-type="string">
            <text:list xml:id="list8003405931117524496" text:style-name="L179">
              <text:list-item>
                <text:p text:style-name="P203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9">6--2</text:p>
          </table:table-cell>
          <table:table-cell table:style-name="表14.B2" office:value-type="string">
            <text:p text:style-name="P9">他職：<text:span text:style-name="T2">警備</text:span></text:p>
          </table:table-cell>
          <table:table-cell table:style-name="表14.C2" office:value-type="string">
            <text:list xml:id="list8652361750395354330" text:style-name="L180">
              <text:list-item>
                <text:p text:style-name="P204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9">7</text:p>
          </table:table-cell>
          <table:table-cell table:style-name="表14.B2" office:value-type="string">
            <text:p text:style-name="P9">監督さん</text:p>
          </table:table-cell>
          <table:table-cell table:style-name="表14.C2" office:value-type="string">
            <text:list xml:id="list521595946558032464" text:style-name="L181">
              <text:list-item>
                <text:p text:style-name="P205">ガタイのいい人、またいる。表情は、健康そう。マスクはしていない。</text:p>
              </text:list-item>
              <text:list-item>
                <text:p text:style-name="P205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9">8</text:p>
          </table:table-cell>
          <table:table-cell table:style-name="表14.B2" office:value-type="string">
            <text:p text:style-name="P9">発注者の方</text:p>
          </table:table-cell>
          <table:table-cell table:style-name="表14.C2" office:value-type="string">
            <text:list xml:id="list2430195562927720578" text:style-name="L182">
              <text:list-item>
                <text:p text:style-name="P206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9">10</text:p>
          </table:table-cell>
          <table:table-cell table:style-name="表14.B2" office:value-type="string">
            <text:p text:style-name="P10">段取り</text:p>
          </table:table-cell>
          <table:table-cell table:style-name="表14.C2" office:value-type="string">
            <text:list xml:id="list4820946512496115879" text:style-name="L183">
              <text:list-item>
                <text:p text:style-name="P207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行き帰りでの出来事、見聞</text:p>
          </table:table-cell>
          <table:table-cell table:style-name="表14.C2" office:value-type="string">
            <text:list xml:id="list4712190854498776842" text:style-name="L184">
              <text:list-item>
                <text:p text:style-name="P208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周囲の事物</text:p>
          </table:table-cell>
          <table:table-cell table:style-name="表14.C2" office:value-type="string">
            <text:list xml:id="list2324683932800020011" text:style-name="L185">
              <text:list-item>
                <text:p text:style-name="P209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9">11</text:p>
          </table:table-cell>
          <table:table-cell table:style-name="表14.B2" office:value-type="string">
            <text:p text:style-name="P10">その他</text:p>
          </table:table-cell>
          <table:table-cell table:style-name="表14.C2" office:value-type="string">
            <text:list xml:id="list1980941124628871894" text:style-name="L186">
              <text:list-item>
                <text:p text:style-name="P210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9">12</text:p>
          </table:table-cell>
          <table:table-cell table:style-name="表14.B2" office:value-type="string">
            <text:p text:style-name="P10">やってもらったこと</text:p>
          </table:table-cell>
          <table:table-cell table:style-name="表14.C2" office:value-type="string">
            <text:list xml:id="list4183128492259459075" text:style-name="L187">
              <text:list-item>
                <text:p text:style-name="P211">長畑さんに、サインしてもらう</text:p>
              </text:list-item>
              <text:list-item>
                <text:p text:style-name="P211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危険予知、危険感知</text:p>
          </table:table-cell>
          <table:table-cell table:style-name="表14.C2" office:value-type="string">
            <text:list xml:id="list8663135725088935529" text:style-name="L188">
              <text:list-item>
                <text:p text:style-name="P212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3"/>
      <text:p text:style-name="P4">[/ XXXX] 20200405_081406</text:p>
      <text:p text:style-name="P13"/>
      <text:p text:style-name="P8"/>
      <text:p text:style-name="P13"/>
      <text:p text:style-name="P2">---------------------------------------------------------------</text:p>
      <text:p text:style-name="P4">[XXX] 20200429_152039</text:p>
      <text:p text:style-name="P13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9">1</text:p>
          </table:table-cell>
          <table:table-cell table:style-name="表15.B1" office:value-type="string">
            <text:p text:style-name="P9">現場</text:p>
          </table:table-cell>
          <table:table-cell table:style-name="表15.C1" office:value-type="string">
            <text:p text:style-name="P10">新高円寺プロジェクト</text:p>
          </table:table-cell>
        </table:table-row>
        <table:table-row>
          <table:table-cell table:style-name="表15.A2" office:value-type="float" office:value="2">
            <text:p text:style-name="P9">2</text:p>
          </table:table-cell>
          <table:table-cell table:style-name="表15.B2" office:value-type="string">
            <text:p text:style-name="P9">天気</text:p>
          </table:table-cell>
          <table:table-cell table:style-name="表15.C2" office:value-type="string">
            <text:p text:style-name="P10">晴れ。雲あり。</text:p>
          </table:table-cell>
        </table:table-row>
        <table:table-row>
          <table:table-cell table:style-name="表15.A2" office:value-type="float" office:value="3">
            <text:p text:style-name="P9">3</text:p>
          </table:table-cell>
          <table:table-cell table:style-name="表15.B2" office:value-type="string">
            <text:p text:style-name="P9">最寄り</text:p>
          </table:table-cell>
          <table:table-cell table:style-name="表15.C2" office:value-type="string">
            <text:p text:style-name="P10">新高円寺駅</text:p>
          </table:table-cell>
        </table:table-row>
        <text:soft-page-break/>
        <table:table-row>
          <table:table-cell table:style-name="表15.B2" office:value-type="string">
            <text:p text:style-name="P9">3-2</text:p>
            <text:p text:style-name="P9"/>
          </table:table-cell>
          <table:table-cell table:style-name="表15.B2" office:value-type="string">
            <text:p text:style-name="P10">開始／終了時刻</text:p>
          </table:table-cell>
          <table:table-cell table:style-name="表15.C2" office:value-type="string">
            <text:list xml:id="list8548029096156605987" text:style-name="L189">
              <text:list-item>
                <text:p text:style-name="P213">開始：９時半ぐらい</text:p>
              </text:list-item>
              <text:list-item>
                <text:p text:style-name="P213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9">4</text:p>
          </table:table-cell>
          <table:table-cell table:style-name="表15.B2" office:value-type="string">
            <text:p text:style-name="P9">他職：ポンプ</text:p>
          </table:table-cell>
          <table:table-cell table:style-name="表15.C2" office:value-type="string">
            <text:list xml:id="list1719435336229449672" text:style-name="L190">
              <text:list-item>
                <text:p text:style-name="P214">３人。一人は、ベトナムの人か。１６５ぐらい。こぶとり。顔の輪郭は、まるっこい。表情は、いかつい。浅黒の肌。</text:p>
              </text:list-item>
              <text:list-item>
                <text:p text:style-name="P214">もう一人、ホース口、そして引き回しも担当の人。日本人。小柄。６５ぐらいか。顔にシワ。身のこなしは、軽い。</text:p>
              </text:list-item>
              <text:list-item>
                <text:p text:style-name="P214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14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9">5</text:p>
          </table:table-cell>
          <table:table-cell table:style-name="表15.B2" office:value-type="string">
            <text:p text:style-name="P9">他職：土工さん</text:p>
          </table:table-cell>
          <table:table-cell table:style-name="表15.C2" office:value-type="string">
            <text:list xml:id="list4005214762877350581" text:style-name="L191">
              <text:list-item>
                <text:p text:style-name="P215">以前に会ったことのある人たち。</text:p>
              </text:list-item>
              <text:list-item>
                <text:p text:style-name="P215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9">6</text:p>
          </table:table-cell>
          <table:table-cell table:style-name="表15.B2" office:value-type="string">
            <text:p text:style-name="P9">他職：電気屋さんの相番の人</text:p>
          </table:table-cell>
          <table:table-cell table:style-name="表15.C2" office:value-type="string">
            <text:list xml:id="list4425047049717456347" text:style-name="L192">
              <text:list-item>
                <text:p text:style-name="P216"/>
              </text:list-item>
            </text:list>
          </table:table-cell>
        </table:table-row>
        <table:table-row>
          <table:table-cell table:style-name="表15.B2" office:value-type="string">
            <text:p text:style-name="P9">6--2</text:p>
          </table:table-cell>
          <table:table-cell table:style-name="表15.B2" office:value-type="string">
            <text:p text:style-name="P9">他職：<text:span text:style-name="T2">警備</text:span></text:p>
          </table:table-cell>
          <table:table-cell table:style-name="表15.C2" office:value-type="string">
            <text:list xml:id="list627433304811757107" text:style-name="L193">
              <text:list-item>
                <text:p text:style-name="P217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土間屋さん</text:span></text:p>
          </table:table-cell>
          <table:table-cell table:style-name="表15.C2" office:value-type="string">
            <text:list xml:id="list2120753421684661119" text:style-name="L194">
              <text:list-item>
                <text:p text:style-name="P218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大工さん</text:span></text:p>
          </table:table-cell>
          <table:table-cell table:style-name="表15.C2" office:value-type="string">
            <text:list xml:id="list4105064003881544033" text:style-name="L195">
              <text:list-item>
                <text:p text:style-name="P219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9">7</text:p>
          </table:table-cell>
          <table:table-cell table:style-name="表15.B2" office:value-type="string">
            <text:p text:style-name="P9">監督さん</text:p>
          </table:table-cell>
          <table:table-cell table:style-name="表15.C2" office:value-type="string">
            <text:list xml:id="list7663501680849006441" text:style-name="L196">
              <text:list-item>
                <text:p text:style-name="P220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9">8</text:p>
          </table:table-cell>
          <table:table-cell table:style-name="表15.B2" office:value-type="string">
            <text:p text:style-name="P9">発注者の方</text:p>
          </table:table-cell>
          <table:table-cell table:style-name="表15.C2" office:value-type="string">
            <text:list xml:id="list353189596078106397" text:style-name="L197">
              <text:list-item>
                <text:p text:style-name="P221">サインをもらったのは、ホクシンの、ある一人の方。１６５ぐらい。顔つきに、脳発達の、非標準さを感じる。</text:p>
                <text:list>
                  <text:list-item>
                    <text:p text:style-name="P221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東和からの同僚</text:p>
          </table:table-cell>
          <table:table-cell table:style-name="表15.C2" office:value-type="string">
            <text:list xml:id="list3652866064250653120" text:style-name="L198">
              <text:list-item>
                <text:p text:style-name="P222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9">9</text:p>
          </table:table-cell>
          <table:table-cell table:style-name="表15.B2" office:value-type="string">
            <text:p text:style-name="P9">現場見<text:soft-page-break/>取り図</text:p>
          </table:table-cell>
          <table:table-cell table:style-name="表15.C2" office:value-type="string">
            <text:p text:style-name="P9"/>
          </table:table-cell>
        </table:table-row>
        <table:table-row>
          <table:table-cell table:style-name="表15.A2" office:value-type="float" office:value="10">
            <text:p text:style-name="P9">10</text:p>
          </table:table-cell>
          <table:table-cell table:style-name="表15.B2" office:value-type="string">
            <text:p text:style-name="P10">段取り</text:p>
          </table:table-cell>
          <table:table-cell table:style-name="表15.C2" office:value-type="string">
            <text:list xml:id="list3030334250289278493" text:style-name="L199">
              <text:list-item>
                <text:p text:style-name="P223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行き帰りでの出来事、見聞</text:p>
          </table:table-cell>
          <table:table-cell table:style-name="表15.C2" office:value-type="string">
            <text:list xml:id="list8516513372116228867" text:style-name="L200">
              <text:list-item>
                <text:p text:style-name="P224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周囲の事物</text:p>
          </table:table-cell>
          <table:table-cell table:style-name="表15.C2" office:value-type="string">
            <text:list xml:id="list8232131076250121071" text:style-name="L201">
              <text:list-item>
                <text:p text:style-name="P225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9">11</text:p>
          </table:table-cell>
          <table:table-cell table:style-name="表15.B2" office:value-type="string">
            <text:p text:style-name="P10">その他</text:p>
          </table:table-cell>
          <table:table-cell table:style-name="表15.C2" office:value-type="string">
            <text:list xml:id="list2566502211246921970" text:style-name="L202">
              <text:list-item>
                <text:p text:style-name="P226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26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26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9">12</text:p>
          </table:table-cell>
          <table:table-cell table:style-name="表15.B2" office:value-type="string">
            <text:p text:style-name="P10">やってもらったこと</text:p>
          </table:table-cell>
          <table:table-cell table:style-name="表15.C2" office:value-type="string">
            <text:list xml:id="list6192075734871675194" text:style-name="L203">
              <text:list-item>
                <text:p text:style-name="P227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危険予知、危険感知</text:p>
          </table:table-cell>
          <table:table-cell table:style-name="表15.C2" office:value-type="string">
            <text:list xml:id="list7556817164504360751" text:style-name="L204">
              <text:list-item>
                <text:p text:style-name="P228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3"/>
      <text:p text:style-name="P4">[/ XXXX] 20200429_153354</text:p>
      <text:p text:style-name="P13"/>
      <text:p text:style-name="P8"/>
      <text:p text:style-name="P2">---------------------------------------------------------------</text:p>
      <text:p text:style-name="P4">[XXX] <text:span text:style-name="T8">20200603_171930</text:span></text:p>
      <text:p text:style-name="P13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9">1</text:p>
          </table:table-cell>
          <table:table-cell table:style-name="表16.B1" office:value-type="string">
            <text:p text:style-name="P9">現場</text:p>
          </table:table-cell>
          <table:table-cell table:style-name="表16.C1" office:value-type="string">
            <text:p text:style-name="P10">アビティ宮前平</text:p>
          </table:table-cell>
        </table:table-row>
        <table:table-row>
          <table:table-cell table:style-name="表16.A2" office:value-type="float" office:value="2">
            <text:p text:style-name="P9">2</text:p>
          </table:table-cell>
          <table:table-cell table:style-name="表16.B2" office:value-type="string">
            <text:p text:style-name="P9">天気</text:p>
          </table:table-cell>
          <table:table-cell table:style-name="表16.C2" office:value-type="string">
            <text:p text:style-name="P10">曇り、時々晴れ。</text:p>
          </table:table-cell>
        </table:table-row>
        <table:table-row>
          <table:table-cell table:style-name="表16.A2" office:value-type="float" office:value="3">
            <text:p text:style-name="P9">3</text:p>
          </table:table-cell>
          <table:table-cell table:style-name="表16.B2" office:value-type="string">
            <text:p text:style-name="P9">最寄り</text:p>
          </table:table-cell>
          <table:table-cell table:style-name="表16.C2" office:value-type="string">
            <text:p text:style-name="P10">宮前平駅</text:p>
          </table:table-cell>
        </table:table-row>
        <table:table-row>
          <table:table-cell table:style-name="表16.B2" office:value-type="string">
            <text:p text:style-name="P9">3-2</text:p>
            <text:p text:style-name="P9"/>
          </table:table-cell>
          <table:table-cell table:style-name="表16.B2" office:value-type="string">
            <text:p text:style-name="P10">開始／終了時刻</text:p>
          </table:table-cell>
          <table:table-cell table:style-name="表16.C2" office:value-type="string">
            <text:list xml:id="list8775784416886431094" text:style-name="L236">
              <text:list-item>
                <text:p text:style-name="P258">開始　=&gt;　９：１５？</text:p>
              </text:list-item>
              <text:list-item>
                <text:p text:style-name="P258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9">4</text:p>
          </table:table-cell>
          <table:table-cell table:style-name="表16.B2" office:value-type="string">
            <text:p text:style-name="P9">他職：ポンプ</text:p>
          </table:table-cell>
          <table:table-cell table:style-name="表16.C2" office:value-type="string">
            <text:list xml:id="list8312238679121129149" text:style-name="L205">
              <text:list-item>
                <text:p text:style-name="P229">“Fujita”</text:p>
              </text:list-item>
              <text:list-item>
                <text:p text:style-name="P229">もう一つのチームの、ホース担当の人。ベトナム人か。若い。見ると、いつも笑顔を見せている。</text:p>
              </text:list-item>
              <text:list-item>
                <text:p text:style-name="P229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9">5</text:p>
          </table:table-cell>
          <table:table-cell table:style-name="表16.B2" office:value-type="string">
            <text:p text:style-name="P9">他職：土工さん</text:p>
          </table:table-cell>
          <table:table-cell table:style-name="表16.C2" office:value-type="string">
            <text:list xml:id="list3057181000907618831" text:style-name="L206">
              <text:list-item>
                <text:p text:style-name="P230">バイブ担当。２人とも、日本時。</text:p>
              </text:list-item>
              <text:list-item>
                <text:p text:style-name="P230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9">6</text:p>
          </table:table-cell>
          <table:table-cell table:style-name="表16.B2" office:value-type="string">
            <text:p text:style-name="P9">他職：電気屋さんの相番の人</text:p>
          </table:table-cell>
          <table:table-cell table:style-name="表16.C2" office:value-type="string">
            <text:list xml:id="list8229836991455382439" text:style-name="L207">
              <text:list-item>
                <text:p text:style-name="P231">日本人。若い人。目元まで、マスクで覆っている。</text:p>
                <text:list>
                  <text:list-item>
                    <text:p text:style-name="P231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9">6--2</text:p>
          </table:table-cell>
          <table:table-cell table:style-name="表16.B2" office:value-type="string">
            <text:p text:style-name="P9">他職：<text:span text:style-name="T2">警備</text:span></text:p>
          </table:table-cell>
          <table:table-cell table:style-name="表16.C2" office:value-type="string">
            <text:list xml:id="list30374118582512223" text:style-name="L208">
              <text:list-item>
                <text:p text:style-name="P232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土間屋さん</text:span></text:p>
          </table:table-cell>
          <table:table-cell table:style-name="表16.C2" office:value-type="string">
            <text:list xml:id="list6003438394355535026" text:style-name="L209">
              <text:list-item>
                <text:p text:style-name="P233"/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大工さん</text:span></text:p>
          </table:table-cell>
          <table:table-cell table:style-name="表16.C2" office:value-type="string">
            <text:list xml:id="list2968573880720226869" text:style-name="L210">
              <text:list-item>
                <text:p text:style-name="P234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9">7</text:p>
          </table:table-cell>
          <table:table-cell table:style-name="表16.B2" office:value-type="string">
            <text:p text:style-name="P9">監督さん</text:p>
          </table:table-cell>
          <table:table-cell table:style-name="表16.C2" office:value-type="string">
            <text:list xml:id="list7047015506244483348" text:style-name="L211">
              <text:list-item>
                <text:p text:style-name="P235">２人。一人は、若い人。３０前半ぐらいか。結婚指輪が、真新しいものに見える。</text:p>
              </text:list-item>
              <text:list-item>
                <text:p text:style-name="P235">朝礼時の、周知会。発する声が、真が太い。と感じる。言いよどんだり、聞き取りにくい発声、ではない。</text:p>
              </text:list-item>
              <text:list-item>
                <text:p text:style-name="P235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9">8</text:p>
          </table:table-cell>
          <table:table-cell table:style-name="表16.B2" office:value-type="string">
            <text:p text:style-name="P9">発注者の方</text:p>
          </table:table-cell>
          <table:table-cell table:style-name="表16.C2" office:value-type="string">
            <text:list xml:id="list4338968125863246340" text:style-name="L212">
              <text:list-item>
                <text:p text:style-name="P236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東和からの同僚</text:p>
          </table:table-cell>
          <table:table-cell table:style-name="表16.C2" office:value-type="string">
            <text:list xml:id="list6600559151908130237" text:style-name="L213">
              <text:list-item>
                <text:p text:style-name="P237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9">9</text:p>
          </table:table-cell>
          <table:table-cell table:style-name="表16.B2" office:value-type="string">
            <text:p text:style-name="P9">現場見取り図</text:p>
          </table:table-cell>
          <table:table-cell table:style-name="表16.C2" office:value-type="string">
            <text:p text:style-name="P9"/>
          </table:table-cell>
        </table:table-row>
        <table:table-row>
          <table:table-cell table:style-name="表16.A2" office:value-type="float" office:value="10">
            <text:p text:style-name="P9">10</text:p>
          </table:table-cell>
          <table:table-cell table:style-name="表16.B2" office:value-type="string">
            <text:p text:style-name="P10">段取り</text:p>
          </table:table-cell>
          <table:table-cell table:style-name="表16.C2" office:value-type="string">
            <text:list xml:id="list534390205985136462" text:style-name="L214">
              <text:list-item>
                <text:p text:style-name="P238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行き帰りでの出来事、見聞</text:p>
          </table:table-cell>
          <table:table-cell table:style-name="表16.C2" office:value-type="string">
            <text:list xml:id="list3183885394053612077" text:style-name="L215">
              <text:list-item>
                <text:p text:style-name="P239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周囲の事物</text:p>
          </table:table-cell>
          <table:table-cell table:style-name="表16.C2" office:value-type="string">
            <text:list xml:id="list5193160815585833199" text:style-name="L216">
              <text:list-item>
                <text:p text:style-name="P240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9">11</text:p>
          </table:table-cell>
          <table:table-cell table:style-name="表16.B2" office:value-type="string">
            <text:p text:style-name="P10">その他</text:p>
          </table:table-cell>
          <table:table-cell table:style-name="表16.C2" office:value-type="string">
            <text:list xml:id="list1186985818612730939" text:style-name="L217">
              <text:list-item>
                <text:p text:style-name="P241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9">12</text:p>
          </table:table-cell>
          <table:table-cell table:style-name="表16.B2" office:value-type="string">
            <text:p text:style-name="P10">やってもらったこと</text:p>
          </table:table-cell>
          <table:table-cell table:style-name="表16.C2" office:value-type="string">
            <text:list xml:id="list6775000950870416097" text:style-name="L218">
              <text:list-item>
                <text:p text:style-name="P242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危険予知、危険感知</text:p>
          </table:table-cell>
          <table:table-cell table:style-name="表16.C2" office:value-type="string">
            <text:list xml:id="list5507088692978214385" text:style-name="L219">
              <text:list-item>
                <text:p text:style-name="P243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3"/>
      <text:p text:style-name="P4">[/ XXXX] 20200603_173909</text:p>
      <text:p text:style-name="P13"/>
      <text:p text:style-name="P8">@@@</text:p>
      <text:p text:style-name="P2">---------------------------------------------------------------</text:p>
      <text:p text:style-name="P4">[XXX] </text:p>
      <text:p text:style-name="P13">myself / towa diary /XXX</text:p>
      <text:p text:style-name="P13"/>
      <text:p text:style-name="P3"><text:span text:style-name="T3">作業日：XX</text:span><text:span text:style-name="T4">/XX XX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9">1</text:p>
          </table:table-cell>
          <table:table-cell table:style-name="表17.B1" office:value-type="string">
            <text:p text:style-name="P9">現場</text:p>
          </table:table-cell>
          <table:table-cell table:style-name="表17.C1" office:value-type="string">
            <text:p text:style-name="P10"/>
          </table:table-cell>
        </table:table-row>
        <table:table-row>
          <table:table-cell table:style-name="表17.A2" office:value-type="float" office:value="2">
            <text:p text:style-name="P9">2</text:p>
          </table:table-cell>
          <table:table-cell table:style-name="表17.B2" office:value-type="string">
            <text:p text:style-name="P9">天気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3">
            <text:p text:style-name="P9">3</text:p>
          </table:table-cell>
          <table:table-cell table:style-name="表17.B2" office:value-type="string">
            <text:p text:style-name="P9">最寄り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B2" office:value-type="string">
            <text:p text:style-name="P9">3-2</text:p>
            <text:p text:style-name="P9"/>
          </table:table-cell>
          <table:table-cell table:style-name="表17.B2" office:value-type="string">
            <text:p text:style-name="P10">開始／終了時刻</text:p>
          </table:table-cell>
          <table:table-cell table:style-name="表17.C2" office:value-type="string">
            <text:list xml:id="list37637887" text:continue-list="list1911366144898176687" text:style-name="L144">
              <text:list-item>
                <text:p text:style-name="P168">開始</text:p>
              </text:list-item>
              <text:list-item>
                <text:p text:style-name="P168">詰所到着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9">4</text:p>
          </table:table-cell>
          <table:table-cell table:style-name="表17.B2" office:value-type="string">
            <text:p text:style-name="P9">他職：ポンプ</text:p>
          </table:table-cell>
          <table:table-cell table:style-name="表17.C2" office:value-type="string">
            <text:list xml:id="list6489612811039343278" text:style-name="L237">
              <text:list-item>
                <text:p text:style-name="P259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9">5</text:p>
          </table:table-cell>
          <table:table-cell table:style-name="表17.B2" office:value-type="string">
            <text:p text:style-name="P9">他職：土工さん</text:p>
          </table:table-cell>
          <table:table-cell table:style-name="表17.C2" office:value-type="string">
            <text:list xml:id="list4436797710055453840" text:style-name="L238">
              <text:list-item>
                <text:p text:style-name="P260"/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9">6</text:p>
          </table:table-cell>
          <table:table-cell table:style-name="表17.B2" office:value-type="string">
            <text:p text:style-name="P9">他職：電気屋さんの相番の人</text:p>
          </table:table-cell>
          <table:table-cell table:style-name="表17.C2" office:value-type="string">
            <text:list xml:id="list2393132394889199904" text:style-name="L239">
              <text:list-item>
                <text:p text:style-name="P261"/>
              </text:list-item>
            </text:list>
          </table:table-cell>
        </table:table-row>
        <table:table-row>
          <table:table-cell table:style-name="表17.B2" office:value-type="string">
            <text:p text:style-name="P9">6--2</text:p>
          </table:table-cell>
          <table:table-cell table:style-name="表17.B2" office:value-type="string">
            <text:p text:style-name="P9">他職：<text:span text:style-name="T2">警備</text:span></text:p>
          </table:table-cell>
          <table:table-cell table:style-name="表17.C2" office:value-type="string">
            <text:list xml:id="list5017209770652194680" text:style-name="L240">
              <text:list-item>
                <text:p text:style-name="P262"/>
              </text:list-item>
            </text:list>
          </table:table-cell>
        </table:table-row>
        <table:table-row>
          <table:table-cell table:style-name="表17.B2" office:value-type="string">
            <text:p text:style-name="P9"/>
          </table:table-cell>
          <table:table-cell table:style-name="表17.B2" office:value-type="string">
            <text:p text:style-name="P9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8899486738441903642" text:style-name="L241">
              <text:list-item>
                <text:p text:style-name="P263"/>
              </text:list-item>
            </text:list>
          </table:table-cell>
        </table:table-row>
        <table:table-row>
          <table:table-cell table:style-name="表17.B2" office:value-type="string">
            <text:p text:style-name="P9"/>
          </table:table-cell>
          <table:table-cell table:style-name="表17.B2" office:value-type="string">
            <text:p text:style-name="P9">他職：<text:span text:style-name="T2">大工さん</text:span></text:p>
          </table:table-cell>
          <table:table-cell table:style-name="表17.C2" office:value-type="string">
            <text:list xml:id="list3207376630158442748" text:style-name="L242">
              <text:list-item>
                <text:p text:style-name="P264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9">7</text:p>
          </table:table-cell>
          <table:table-cell table:style-name="表17.B2" office:value-type="string">
            <text:p text:style-name="P9">監督さん</text:p>
          </table:table-cell>
          <table:table-cell table:style-name="表17.C2" office:value-type="string">
            <text:list xml:id="list3244587085270313236" text:style-name="L243">
              <text:list-item>
                <text:p text:style-name="P265"/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9">8</text:p>
          </table:table-cell>
          <table:table-cell table:style-name="表17.B2" office:value-type="string">
            <text:p text:style-name="P9">発注者の方</text:p>
          </table:table-cell>
          <table:table-cell table:style-name="表17.C2" office:value-type="string">
            <text:list xml:id="list4065427587995338515" text:style-name="L244">
              <text:list-item>
                <text:p text:style-name="P266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東和からの同僚</text:p>
          </table:table-cell>
          <table:table-cell table:style-name="表17.C2" office:value-type="string">
            <text:list xml:id="list1917395559870106757" text:style-name="L245">
              <text:list-item>
                <text:p text:style-name="P267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9">9</text:p>
          </table:table-cell>
          <table:table-cell table:style-name="表17.B2" office:value-type="string">
            <text:p text:style-name="P9">現場見取り図</text:p>
          </table:table-cell>
          <table:table-cell table:style-name="表17.C2" office:value-type="string">
            <text:p text:style-name="P9"/>
          </table:table-cell>
        </table:table-row>
        <table:table-row>
          <table:table-cell table:style-name="表17.A2" office:value-type="float" office:value="10">
            <text:p text:style-name="P9">10</text:p>
          </table:table-cell>
          <table:table-cell table:style-name="表17.B2" office:value-type="string">
            <text:p text:style-name="P10">段取り</text:p>
          </table:table-cell>
          <table:table-cell table:style-name="表17.C2" office:value-type="string">
            <text:list xml:id="list2556322870823689191" text:style-name="L246">
              <text:list-item>
                <text:p text:style-name="P268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行き帰りでの出来事、見聞</text:p>
          </table:table-cell>
          <table:table-cell table:style-name="表17.C2" office:value-type="string">
            <text:list xml:id="list6854705867748055983" text:style-name="L247">
              <text:list-item>
                <text:p text:style-name="P269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周囲の事物</text:p>
          </table:table-cell>
          <table:table-cell table:style-name="表17.C2" office:value-type="string">
            <text:list xml:id="list2017196165543179403" text:style-name="L248">
              <text:list-item>
                <text:p text:style-name="P270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9">11</text:p>
          </table:table-cell>
          <table:table-cell table:style-name="表17.B2" office:value-type="string">
            <text:p text:style-name="P10">その他</text:p>
          </table:table-cell>
          <table:table-cell table:style-name="表17.C2" office:value-type="string">
            <text:list xml:id="list6598314853127085827" text:style-name="L249">
              <text:list-item>
                <text:p text:style-name="P271"/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9">12</text:p>
          </table:table-cell>
          <table:table-cell table:style-name="表17.B2" office:value-type="string">
            <text:p text:style-name="P10">やってもらったこと</text:p>
          </table:table-cell>
          <table:table-cell table:style-name="表17.C2" office:value-type="string">
            <text:list xml:id="list7508386721682526887" text:style-name="L250">
              <text:list-item>
                <text:p text:style-name="P272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危険予知、危険感知</text:p>
          </table:table-cell>
          <table:table-cell table:style-name="表17.C2" office:value-type="string">
            <text:list xml:id="list5625202495663817736" text:style-name="L251">
              <text:list-item>
                <text:p text:style-name="P273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6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XXX</text:p>
      <text:p text:style-name="P3"><text:soft-page-break/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7625685" text:continue-list="list37637887" text:style-name="L144">
              <text:list-item>
                <text:p text:style-name="P168">開始</text:p>
              </text:list-item>
              <text:list-item>
                <text:p text:style-name="P168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7625670" text:continue-list="list3500250562538920487" text:style-name="L129">
              <text:list-item>
                <text:p text:style-name="P15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7022846163146501457" text:style-name="L220">
              <text:list-item>
                <text:p text:style-name="P24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685265883354185030" text:style-name="L221">
              <text:list-item>
                <text:p text:style-name="P245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4536869026785832978" text:style-name="L222">
              <text:list-item>
                <text:p text:style-name="P24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304233432310666571" text:style-name="L223">
              <text:list-item>
                <text:p text:style-name="P247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4567563385662505317" text:style-name="L224">
              <text:list-item>
                <text:p text:style-name="P24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8448895601192889838" text:style-name="L225">
              <text:list-item>
                <text:p text:style-name="P24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5905900791189634937" text:style-name="L226">
              <text:list-item>
                <text:p text:style-name="P25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8255294564737465052" text:style-name="L227">
              <text:list-item>
                <text:p text:style-name="P25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8497294835072270624" text:style-name="L228">
              <text:list-item>
                <text:p text:style-name="P25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4564637509760204842" text:style-name="L229">
              <text:list-item>
                <text:p text:style-name="P25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<text:soft-page-break/>事物</text:p>
          </table:table-cell>
          <table:table-cell table:style-name="表13.C2" office:value-type="string">
            <text:list xml:id="list2238439598016808856" text:style-name="L230">
              <text:list-item>
                <text:p text:style-name="P25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7303851888627688750" text:style-name="L231">
              <text:list-item>
                <text:p text:style-name="P255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4070933136070183278" text:style-name="L232">
              <text:list-item>
                <text:p text:style-name="P25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3018542808317614329" text:style-name="L233">
              <text:list-item>
                <text:p text:style-name="P257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3373807098242909960" text:style-name="L234">
        <text:list-item>
          <text:p text:style-name="P17">start apps</text:p>
          <text:list>
            <text:list-item>
              <text:p text:style-name="P17">doc (this)</text:p>
            </text:list-item>
            <text:list-item>
              <text:p text:style-name="P17">folder : C:\WORKS_2\WS\WS_Others.miscs\misc_files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2506499853430403390" text:style-name="L235">
        <text:list-item>
          <text:p text:style-name="P15">close</text:p>
          <text:list>
            <text:list-item>
              <text:p text:style-name="P15">image file</text:p>
            </text:list-item>
            <text:list-item>
              <text:p text:style-name="P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5">folder : C:\WORKS_2\WS\WS_Others.miscs\misc_files</text:p>
            </text:list-item>
            <text:list-item>
              <text:p text:style-name="P15">this</text:p>
            </text:list-item>
          </text:list>
        </text:list-item>
        <text:list-item>
          <text:p text:style-name="P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<text:soft-page-break/>updates" &amp;&amp; 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7626151" text:continue-numbering="true" text:style-name="L235">
        <text:list-item>
          <text:p text:style-name="P22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6-03T17:41:31.30</dc:date>
    <dc:creator>iwabuchi ken</dc:creator>
    <meta:editing-duration>PT17H56M31S</meta:editing-duration>
    <meta:editing-cycles>112</meta:editing-cycles>
    <meta:generator>OpenOffice/4.1.3$Win32 OpenOffice.org_project/413m1$Build-9783</meta:generator>
    <meta:document-statistic meta:table-count="18" meta:image-count="0" meta:object-count="0" meta:page-count="30" meta:paragraph-count="946" meta:word-count="15661" meta:character-count="18858"/>
  </office:meta>
</office:document-meta>
</file>